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Liberation Sans" fo:color="#000000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8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9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10" style:parent-style-name="Standard" style:family="paragraph">
      <style:paragraph-properties fo:margin-top="0.0791in" fo:margin-bottom="0.0791in"/>
    </style:style>
    <style:style style:name="T11" style:parent-style-name="Fonteparág.padrão" style:family="text">
      <style:text-properties style:font-name="Liberation Sans" fo:color="#000000"/>
    </style:style>
    <style:style style:name="T12" style:parent-style-name="Fonteparág.padrão" style:family="text">
      <style:text-properties style:font-name="Liberation Sans" fo:color="#000000"/>
    </style:style>
    <style:style style:name="T13" style:parent-style-name="StrongEmphasis" style:family="text">
      <style:text-properties style:font-name="Liberation Sans" fo:font-weight="normal" style:font-weight-asian="normal" style:font-weight-complex="normal" fo:color="#000000"/>
    </style:style>
    <style:style style:name="T14" style:parent-style-name="Fonteparág.padrão" style:family="text">
      <style:text-properties style:font-name="Liberation Sans" fo:color="#000000"/>
    </style:style>
    <style:style style:name="P15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16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17" style:parent-style-name="Standard" style:family="paragraph">
      <style:paragraph-properties fo:margin-top="0.0791in" fo:margin-bottom="0.0791in"/>
      <style:text-properties style:font-name="Liberation Sans" fo:color="#000000"/>
    </style:style>
    <style:style style:name="P18" style:parent-style-name="Standard" style:family="paragraph">
      <style:text-properties style:font-name="Liberation Sans" fo:color="#000000"/>
    </style:style>
    <style:style style:name="T19" style:parent-style-name="Fonteparág.padrão" style:family="text">
      <style:text-properties style:font-name="Liberation Sans" fo:color="#000000"/>
    </style:style>
    <style:style style:name="P20" style:parent-style-name="Standard" style:family="paragraph">
      <style:text-properties style:font-name="Liberation Sans" fo:color="#000000"/>
    </style:style>
    <style:style style:name="P21" style:parent-style-name="Standard" style:family="paragraph">
      <style:text-properties style:font-name="Liberation Sans" fo:color="#000000"/>
    </style:style>
    <style:style style:name="P22" style:parent-style-name="Standard" style:family="paragraph">
      <style:text-properties style:font-name="Liberation Sans" fo:color="#000000"/>
    </style:style>
    <style:style style:name="P23" style:parent-style-name="Standard" style:family="paragraph">
      <style:text-properties style:font-name="Liberation Sans" fo:color="#000000"/>
    </style:style>
    <style:style style:name="P24" style:parent-style-name="Standard" style:family="paragraph">
      <style:text-properties style:font-name="Liberation Sans" fo:color="#000000"/>
    </style:style>
    <style:style style:name="P25" style:parent-style-name="Standard" style:family="paragraph">
      <style:text-properties style:font-name="Liberation Sans" fo:color="#000000"/>
    </style:style>
    <style:style style:name="P26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text-properties style:font-name="Liberation Sans" fo:color="#000000"/>
    </style:style>
    <style:style style:name="P28" style:parent-style-name="Standard" style:family="paragraph">
      <style:text-properties style:font-name="Liberation Sans" fo:color="#000000"/>
    </style:style>
    <style:style style:name="P29" style:parent-style-name="Standard" style:family="paragraph">
      <style:text-properties style:font-name="Liberation Sans" fo:color="#000000"/>
    </style:style>
    <style:style style:name="P30" style:parent-style-name="Standard" style:family="paragraph">
      <style:text-properties style:font-name="Liberation Sans" fo:color="#000000"/>
    </style:style>
    <style:style style:name="P31" style:parent-style-name="Standard" style:family="paragraph">
      <style:text-properties style:font-name="Liberation Sans" fo:color="#000000"/>
    </style:style>
    <style:style style:name="P32" style:parent-style-name="Standard" style:family="paragraph">
      <style:text-properties style:font-name="Liberation Sans" fo:color="#000000"/>
    </style:style>
    <style:style style:name="P33" style:parent-style-name="Standard" style:family="paragraph">
      <style:text-properties style:font-name="Liberation Sans" fo:color="#000000"/>
    </style:style>
    <style:style style:name="P34" style:parent-style-name="Standard" style:family="paragraph">
      <style:text-properties style:font-name="Liberation Sans" fo:color="#000000"/>
    </style:style>
    <style:style style:name="T35" style:parent-style-name="Fonteparág.padrão" style:family="text">
      <style:text-properties style:font-name="Liberation Sans" fo:color="#000000"/>
    </style:style>
    <style:style style:name="T36" style:parent-style-name="Fonteparág.padrão" style:family="text">
      <style:text-properties style:font-name="Liberation Sans" fo:color="#000000"/>
    </style:style>
    <style:style style:name="P37" style:parent-style-name="Standard" style:family="paragraph">
      <style:text-properties style:font-name="Liberation Sans" fo:color="#000000"/>
    </style:style>
    <style:style style:name="T38" style:parent-style-name="Fonteparág.padrão" style:family="text">
      <style:text-properties style:font-name="Liberation Sans" fo:color="#000000"/>
    </style:style>
    <style:style style:name="T39" style:parent-style-name="Fonteparág.padrão" style:family="text">
      <style:text-properties style:font-name="Liberation Sans" fo:color="#000000"/>
    </style:style>
    <style:style style:name="T40" style:parent-style-name="Fonteparág.padrão" style:family="text">
      <style:text-properties style:font-name="Liberation Sans"/>
    </style:style>
    <style:style style:name="T41" style:parent-style-name="Fonteparág.padrão" style:family="text">
      <style:text-properties style:font-name="Liberation Sans"/>
    </style:style>
    <style:style style:name="P42" style:parent-style-name="Standard" style:family="paragraph">
      <style:text-properties style:font-name="Liberation Sans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style:font-name="Liberation Sans" fo:color="#000000"/>
    </style:style>
    <style:style style:name="P45" style:parent-style-name="Standard" style:family="paragraph">
      <style:text-properties style:font-name="Liberation Sans" fo:color="#000000"/>
    </style:style>
    <style:style style:name="P46" style:parent-style-name="Standard" style:family="paragraph">
      <style:text-properties style:font-name="Liberation Sans" fo:color="#000000"/>
    </style:style>
    <style:style style:name="P47" style:parent-style-name="Standard" style:family="paragraph">
      <style:text-properties style:font-name="Liberation Sans" fo:color="#000000"/>
    </style:style>
    <style:style style:name="P48" style:parent-style-name="Standard" style:family="paragraph">
      <style:text-properties style:font-name="Liberation Sans" fo:color="#000000"/>
    </style:style>
    <style:style style:name="P49" style:parent-style-name="Standard" style:family="paragraph">
      <style:text-properties style:font-name="Liberation Sans" fo:color="#000000"/>
    </style:style>
    <style:style style:name="P50" style:parent-style-name="Standard" style:family="paragraph">
      <style:text-properties style:font-name="Liberation Sans" fo:color="#000000"/>
    </style:style>
    <style:style style:name="P51" style:parent-style-name="Standard" style:family="paragraph">
      <style:text-properties style:font-name="Liberation Sans" fo:color="#000000"/>
    </style:style>
    <style:style style:name="P52" style:parent-style-name="Standard" style:family="paragraph">
      <style:text-properties style:font-name="Liberation Sans" fo:color="#000000"/>
    </style:style>
    <style:style style:name="T53" style:parent-style-name="Fonteparág.padrão" style:family="text">
      <style:text-properties style:font-name="Liberation Sans" fo:color="#000000"/>
    </style:style>
    <style:style style:name="T54" style:parent-style-name="Fonteparág.padrão" style:family="text">
      <style:text-properties style:font-name="Liberation Sans" fo:color="#000000"/>
    </style:style>
    <style:style style:name="T55" style:parent-style-name="Fonteparág.padrão" style:family="text">
      <style:text-properties style:font-name="Liberation Sans" fo:color="#000000"/>
    </style:style>
    <style:style style:name="T56" style:parent-style-name="Fonteparág.padrão" style:family="text">
      <style:text-properties style:font-name="Liberation Sans" fo:color="#000000"/>
    </style:style>
    <style:style style:name="P57" style:parent-style-name="Standard" style:family="paragraph">
      <style:text-properties style:font-name="Liberation Sans" fo:color="#000000"/>
    </style:style>
    <style:style style:name="T58" style:parent-style-name="Fonteparág.padrão" style:family="text">
      <style:text-properties style:font-name="Liberation Sans" fo:color="#000000"/>
    </style:style>
    <style:style style:name="P59" style:parent-style-name="Standard" style:family="paragraph">
      <style:text-properties style:font-name="Liberation Sans" fo:color="#000000"/>
    </style:style>
    <style:style style:name="P60" style:parent-style-name="Standard" style:family="paragraph">
      <style:text-properties style:font-name="Liberation Sans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1. Contexto do negócio:</text:span></text:p>
      <text:p text:style-name="P3"/>
      <text:p text:style-name="P4">O tema abrangente nesse projeto é "Aplicação para combinar eventos culturais com pessoas proximais a localização do usuário em tempo real".</text:p>
      <text:p text:style-name="Standard"/>
      <text:p text:style-name="Standard"/>
      <text:p text:style-name="P5">1.1 Sobre aplicativos de relacionamentos:</text:p>
      <text:p text:style-name="P6"/>
      <text:p text:style-name="P7">Atualmente existem<text:s/>diversos aplicativos que promovem relacionamentos entre indivíduos, seja amizade, amor ou apenas uma companhia. Entretanto, dentre os aplicativos, atualmente o mais usado é o Tinder.</text:p>
      <text:p text:style-name="P8">O Tinder oferece apenas a opção de login logo ao abrir o aplicativo. Se suas credenciais ainda não estiverem no banco de dados, você prossegue para realizar o seu cadastro. Caso contrário, você faz o login no aplicativo. O Tinder oferece duas maneiras de fazer login: com o Facebook ou com o número de telefone. Você também tem outra opção que é a de fazer login com e-mail.</text:p>
      <text:p text:style-name="P9">A maneira como o Tinder fornece as escolhas de login para o usuário é limitada, pois, quanto mais opções a pessoa tem, torna-se mais difícil focar em uma só. Portanto, as opções disponíveis são as mais ‘’famosas’’.</text:p>
      <text:p text:style-name="P10"><text:span text:style-name="T11">Entretanto, a uma funcionalidade no aplicativo de ‘’ENTRAR COM NUMERO DE TELEFONE’’, a qual trás muito a psicologia do comportamento do individuo. Esse é o núcleo da teoria comportamental de BJ Fogg. Você precisa de três coisas para convencer uma pess</text:span><text:span text:style-name="T12">oa a fazer algo as quais são:<text:s/></text:span><text:span text:style-name="T13">Motivação, Habilidade e Gatilho</text:span><text:span text:style-name="T14">. Juntos, eles criam uma fórmula fácil do comportamento humano. Para fazer algo, as pessoas precisam do desejo, da capacidade de fazer e de um gatilho que as levará a agir.</text:span></text:p>
      <text:p text:style-name="P15">O Tinder usa qualquer<text:s/>possibilidade de reduzir o número de interações necessárias à pessoa usuária. Você nem precisa se lembrar do próprio número de telefone e digitá-lo com os dedos, só precisa dar um toque.</text:p>
      <text:p text:style-name="P16">Apos concluir o cadastro no aplicativo, o qual segue passo a passo (esse passo a passo é indicado em uma barra de progresso na parte superior) e por fim, ativa sua localização.</text:p>
      <text:p text:style-name="P17">Um dos pontos a serem observados é que o Tinder cria um hábito no usuário, pois como não fica visível para o mesmo quando o usuário tem que verificar o aplicativo diversas vezes, o que acaba gerando um gatilho no mesmo, como se fosse um ciclo do usuário buscando uma recompensa (segue a imagem abaixo)</text:p>
      <text:p text:style-name="P18"/>
      <text:p text:style-name="Standard"><text:span text:style-name="T19"><draw:frame draw:z-index="251658240" draw:style-name="a0" draw:name="Figura1" text:anchor-type="paragraph" svg:x="0in" svg:y="0in" svg:width="6.69291in" svg:height="0.65984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>2. Perfil dos usuários de aplicativos de relacionamento:</text:p>
      <text:p text:style-name="P27"/>
      <text:soft-page-break/>
      <text:p text:style-name="P28">Um ponto interessante a ser<text:s/>observado é que o aplicativo é usado por cerca de 45% de pessoas entre 25 e 34 anos. E que sua grande maioria são homens.</text:p>
      <text:p text:style-name="P29"/>
      <text:p text:style-name="P30">60% dos entrevistados buscam um relacionamento sério, e 27,4% não querem mais saber de encontros casuais.</text:p>
      <text:p text:style-name="P31"/>
      <text:p text:style-name="P32">As principais razões apontadas foram conhecer pessoas novas (41,7%), encontrar um relacionamento (35%) e ir a mais encontros (7,8%).</text:p>
      <text:p text:style-name="P33"/>
      <text:p text:style-name="P34">Outros motivos mencionados remetem à praticidade da tecnologia: 3,5% das pessoas</text:p>
      <text:p text:style-name="Standard"><text:span text:style-name="T35">disseram ser tímidas e acreditar que o aplicativo ajuda a conhecer<text:s/></text:span><text:span text:style-name="T36">pessoas; 2,7% acham difícil namorar na vida real e apostam na rede para facilitar o processo; 2% se sentem sozinhas; e 1,8 % não gostam de sair, mas querem conversar com pessoas novas.</text:span></text:p>
      <text:p text:style-name="P37"/>
      <text:p text:style-name="Standard"><text:span text:style-name="T38">Os usuários relatam utilizar o aplicativo com frequência, entretanto,<text:s/></text:span><text:span text:style-name="T39">a maioria deles diz que ‘’instalam e desinstalam o aplicativo’’ um grande numero de vezes. Muitos utilizam o ‘’Super like’’, que consiste em u</text:span><text:span text:style-name="T40">ma curtida mais ‘’poderosa’’ que mostra à pessoa que a recebeu que você tem interesse nela, mesmo que ela não seja</text:span><text:span text:style-name="T41"><text:s/>assinante.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FONTES:</text:p>
      <text:p text:style-name="P52"/>
      <text:p text:style-name="Standard"><text:a xlink:href="https://canaltech.com.br/empresa/tinder/" office:target-frame-name="_top" xlink:show="replace"><text:span text:style-name="T53">https://canaltech.com.br/empresa/tinder/</text:span></text:a></text:p>
      <text:p text:style-name="Standard"/>
      <text:p text:style-name="Standard"><text:a xlink:href="https://medium.com/somos-tera/porque-o-design-do-tinder-merece-seu-superlike-ea5b9e967c49" office:target-frame-name="_top" xlink:show="replace"><text:span text:style-name="T54">https://medium.com/somos-tera/porque-o-design-do-tinder-merece-seu-superlike-ea5b9e967c49</text:span></text:a></text:p>
      <text:p text:style-name="Standard"/>
      <text:p text:style-name="Standard"><text:a xlink:href="https://veja.abril.com.br/tecnologia/tinder-um-fenomeno-mesmo-durante-o-periodo-de-isolamento-social/" office:target-frame-name="_top" xlink:show="replace"><text:span text:style-name="T55">https://veja.abril.com.br/tecnologia/tinder-um-fenomeno-mesmo-durante-o-periodo-de-isolamento-social/</text:span></text:a></text:p>
      <text:p text:style-name="Standard"/>
      <text:p text:style-name="Standard"><text:a xlink:href="https://www.techtudo.com.br/listas/noticia/2015/05/pesquisa-global-revela-cinco-coisas-sobre-os-usuarios-do-tinder-veja.html" office:target-frame-name="_top" xlink:show="replace"><text:span text:style-name="T56">https://www.techtudo.com.br/listas/noticia/2015/05/pesquisa-global-revela-cinco-coisas-sobre-os-usuarios-do-tinder-veja.html</text:span></text:a></text:p>
      <text:p text:style-name="P57"/>
      <text:p text:style-name="Standard"><text:a xlink:href="https://www.techtudo.com.br/listas/noticia/2015/05/pesquisa-global-revela-cinco-coisas-sobre-os-usuarios-do-tinder-veja.html" office:target-frame-name="_top" xlink:show="replace"><text:span text:style-name="T58">https://www.techtudo.com.br/listas/noticia/2015/05/pesquisa-global-revela-cinco-coisas-sobre-os-usuarios-do-tinder-veja.html</text:span></text:a></text:p>
      <text:p text:style-name="P59"/>
      <text:p text:style-name="Normal"><text:a xlink:href="https://globoplay.globo.com/v/10445980/" office:target-frame-name="_top" xlink:show="replace"><text:span text:style-name="Hyperlink">SP2 | Pesquisa aponta os principais efeitos da pandemia na educação | Globoplay</text:span></text:a><text:s/>(<text:a xlink:href="https://globoplay.globo.com/v/10445980/" office:target-frame-name="_top" xlink:show="replace"><text:span text:style-name="Hyperlink">https://globoplay.globo.com/v/10445980/</text:span></text:a>)<text:s/>Exibição dia 01/04/2022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drão" style:display-name="Padrão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Objetosempreenchimento" style:display-name="Objeto sem preenchimento" style:family="paragraph" style:parent-style-name="Padrão">
      <style:text-properties style:font-name-asian="Lohit Devanagari" style:font-name-complex="Lohit Devanagari" fo:hyphenate="false"/>
    </style:style>
    <style:style style:name="Objetosempreenchimentonemlinha" style:display-name="Objeto sem preenchimento nem linha" style:family="paragraph" style:parent-style-name="Padrão">
      <style:text-properties style:font-name-asian="Lohit Devanagari" style:font-name-complex="Lohit Devanagar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Legenda">
      <style:text-properties fo:hyphenate="false"/>
    </style:style>
    <style:style style:name="TítulododocumentoA4" style:display-name="Título do documento A4" style:family="paragraph" style:parent-style-name="A4">
      <style:text-properties fo:font-size="43.5pt" style:font-size-asian="43.5pt" fo:hyphenate="false"/>
    </style:style>
    <style:style style:name="TítuloA4" style:display-name="Título A4" style:family="paragraph" style:parent-style-name="A4">
      <style:text-properties fo:font-size="24pt" style:font-size-asian="24pt" fo:hyphenate="false"/>
    </style:style>
    <style:style style:name="TextoA4" style:display-name="Texto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ítulododocumentoA0" style:display-name="Título do documento A0" style:family="paragraph" style:parent-style-name="A0">
      <style:text-properties fo:font-size="95.5pt" style:font-size-asian="95.5pt" fo:hyphenate="false"/>
    </style:style>
    <style:style style:name="TítuloA0" style:display-name="Título A0" style:family="paragraph" style:parent-style-name="A0">
      <style:text-properties fo:font-size="71.5pt" style:font-size-asian="71.5pt" fo:hyphenate="false"/>
    </style:style>
    <style:style style:name="TextoA0" style:display-name="Texto A0" style:family="paragraph" style:parent-style-name="A0">
      <style:text-properties fo:hyphenate="false"/>
    </style:style>
    <style:style style:name="Formas" style:display-name="Formas" style:family="paragraph" style:parent-style-name="Figure">
      <style:text-properties style:font-name="Liberation Sans" style:font-name-asian="Liberation Sans" style:font-name-complex="Liberation Sans" fo:font-weight="bold" style:font-weight-asian="bold" fo:font-size="14pt" style:font-size-asian="14pt" fo:hyphenate="false"/>
    </style:style>
    <style:style style:name="Figure" style:display-name="Figure" style:family="paragraph" style:parent-style-name="Legenda">
      <style:text-properties fo:hyphenate="false"/>
    </style:style>
    <style:style style:name="Preenchido" style:display-name="Preenchido" style:family="paragraph" style:parent-style-name="Formas">
      <style:text-properties fo:hyphenate="false"/>
    </style:style>
    <style:style style:name="Preenchidoazul" style:display-name="Preenchido azul" style:family="paragraph" style:parent-style-name="Preenchido">
      <style:text-properties fo:color="#FFFFFF" fo:hyphenate="false"/>
    </style:style>
    <style:style style:name="Preenchidoverde" style:display-name="Preenchido verde" style:family="paragraph" style:parent-style-name="Preenchido">
      <style:text-properties fo:color="#FFFFFF" fo:hyphenate="false"/>
    </style:style>
    <style:style style:name="Preenchidovermelho" style:display-name="Preenchido vermelho" style:family="paragraph" style:parent-style-name="Preenchido">
      <style:text-properties fo:color="#FFFFFF" fo:hyphenate="false"/>
    </style:style>
    <style:style style:name="Preenchidoamarelo" style:display-name="Preenchido amarelo" style:family="paragraph" style:parent-style-name="Preenchido">
      <style:text-properties fo:color="#FFFFFF" fo:hyphenate="false"/>
    </style:style>
    <style:style style:name="Contorno" style:display-name="Contorno" style:family="paragraph" style:parent-style-name="Formas">
      <style:text-properties fo:hyphenate="false"/>
    </style:style>
    <style:style style:name="Contornoazul" style:display-name="Contorno azul" style:family="paragraph" style:parent-style-name="Contorno">
      <style:text-properties fo:color="#355269" fo:hyphenate="false"/>
    </style:style>
    <style:style style:name="Contornoverde" style:display-name="Contorno verde" style:family="paragraph" style:parent-style-name="Contorno">
      <style:text-properties fo:color="#127622" fo:hyphenate="false"/>
    </style:style>
    <style:style style:name="Contornovermelho" style:display-name="Contorno vermelho" style:family="paragraph" style:parent-style-name="Contorno">
      <style:text-properties fo:color="#C9211E" fo:hyphenate="false"/>
    </style:style>
    <style:style style:name="Contornoamarelo" style:display-name="Contorno amarelo" style:family="paragraph" style:parent-style-name="Contorno">
      <style:text-properties fo:color="#B47804" fo:hyphenate="false"/>
    </style:style>
    <style:style style:name="Linhas" style:display-name="Linhas" style:family="paragraph" style:parent-style-name="Figure">
      <style:text-properties style:font-name="Liberation Sans" style:font-name-asian="Liberation Sans" style:font-name-complex="Liberation Sans" fo:font-size="18pt" style:font-size-asian="18pt" fo:hyphenate="false"/>
    </style:style>
    <style:style style:name="Linhascomsetas" style:display-name="Linhas com setas" style:family="paragraph" style:parent-style-name="Linhas">
      <style:text-properties fo:hyphenate="false"/>
    </style:style>
    <style:style style:name="Linhastracejadas" style:display-name="Linhas tracejadas" style:family="paragraph" style:parent-style-name="Linhas">
      <style:text-properties fo:hyphenate="false"/>
    </style:style>
    <style:style style:name="CapacomtítuloeSubtítuloLTGliederung1" style:display-name="Capa com título e Subtítulo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000000" fo:font-size="40pt" style:font-size-asian="40pt" fo:hyphenate="false"/>
    </style:style>
    <style:style style:name="CapacomtítuloeSubtítuloLTGliederung2" style:display-name="Capa com título e Subtítulo~LT~Gliederung 2" style:family="paragraph" style:parent-style-name="CapacomtítuloeSubtítuloLTGliederung1">
      <style:paragraph-properties fo:margin-top="0.1576in"/>
      <style:text-properties style:font-name-asian="Lohit Devanagari" style:font-name-complex="Lohit Devanagari" fo:font-size="30pt" style:font-size-asian="30pt" fo:hyphenate="false"/>
    </style:style>
    <style:style style:name="CapacomtítuloeSubtítuloLTGliederung3" style:display-name="Capa com título e Subtítulo~LT~Gliederung 3" style:family="paragraph" style:parent-style-name="CapacomtítuloeSubtítuloLTGliederung2">
      <style:paragraph-properties fo:margin-top="0.118in"/>
      <style:text-properties fo:font-size="25pt" style:font-size-asian="25pt" fo:hyphenate="false"/>
    </style:style>
    <style:style style:name="CapacomtítuloeSubtítuloLTGliederung4" style:display-name="Capa com título e Subtítulo~LT~Gliederung 4" style:family="paragraph" style:parent-style-name="CapacomtítuloeSubtítuloLTGliederung3">
      <style:paragraph-properties fo:margin-top="0.0784in"/>
      <style:text-properties fo:hyphenate="false"/>
    </style:style>
    <style:style style:name="CapacomtítuloeSubtítuloLTGliederung5" style:display-name="Capa com título e Subtítulo~LT~Gliederung 5" style:family="paragraph" style:parent-style-name="CapacomtítuloeSubtítuloLTGliederung4">
      <style:paragraph-properties fo:margin-top="0.0395in"/>
      <style:text-properties fo:font-size="20pt" style:font-size-asian="20pt" fo:hyphenate="false"/>
    </style:style>
    <style:style style:name="CapacomtítuloeSubtítuloLTGliederung6" style:display-name="Capa com título e Subtítulo~LT~Gliederung 6" style:family="paragraph" style:parent-style-name="CapacomtítuloeSubtítuloLTGliederung5">
      <style:text-properties fo:hyphenate="false"/>
    </style:style>
    <style:style style:name="CapacomtítuloeSubtítuloLTGliederung7" style:display-name="Capa com título e Subtítulo~LT~Gliederung 7" style:family="paragraph" style:parent-style-name="CapacomtítuloeSubtítuloLTGliederung6">
      <style:text-properties fo:hyphenate="false"/>
    </style:style>
    <style:style style:name="CapacomtítuloeSubtítuloLTGliederung8" style:display-name="Capa com título e Subtítulo~LT~Gliederung 8" style:family="paragraph" style:parent-style-name="CapacomtítuloeSubtítuloLTGliederung7">
      <style:text-properties fo:hyphenate="false"/>
    </style:style>
    <style:style style:name="CapacomtítuloeSubtítuloLTGliederung9" style:display-name="Capa com título e Subtítulo~LT~Gliederung 9" style:family="paragraph" style:parent-style-name="CapacomtítuloeSubtítuloLTGliederung8">
      <style:text-properties fo:hyphenate="false"/>
    </style:style>
    <style:style style:name="CapacomtítuloeSubtítuloLTTitel" style:display-name="Capa com título e Subtítulo~LT~Titel" style:family="paragraph">
      <style:paragraph-properties style:line-height-at-least="0.1388in"/>
      <style:text-properties style:font-name="Lohit Devanagari" style:font-name-asian="DejaVu Sans" style:font-name-complex="Liberation Sans" fo:color="#000000" fo:font-size="21pt" style:font-size-asian="21pt" fo:hyphenate="false"/>
    </style:style>
    <style:style style:name="CapacomtítuloeSubtítuloLTUntertitel" style:display-name="Capa com título e Subtítul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CapacomtítuloeSubtítuloLTNotizen" style:display-name="Capa com título e Subtítul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CapacomtítuloeSubtítuloLTHintergrundobjekte" style:display-name="Capa com título e Subtítulo~LT~Hintergrundobjekte" style:family="paragraph">
      <style:text-properties style:font-name-asian="DejaVu Sans" style:font-name-complex="Liberation Sans" fo:hyphenate="false"/>
    </style:style>
    <style:style style:name="CapacomtítuloeSubtítuloLTHintergrund" style:display-name="Capa com título e Subtítulo~LT~Hintergrund" style:family="paragraph">
      <style:text-properties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Objetosdoplanodefundo" style:display-name="Objetos do plano de fundo" style:family="paragraph">
      <style:text-properties style:font-name-asian="DejaVu Sans" style:font-name-complex="Liberation Sans" fo:hyphenate="false"/>
    </style:style>
    <style:style style:name="Planodefundo" style:display-name="Plano de fundo" style:family="paragraph">
      <style:text-properties style:font-name-asian="DejaVu Sans" style:font-name-complex="Liberation Sans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Estruturadetópicos1" style:display-name="Estrutura de tópicos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000000" fo:font-size="40pt" style:font-size-asian="40pt" fo:hyphenate="false"/>
    </style:style>
    <style:style style:name="Estruturadetópicos2" style:display-name="Estrutura de tópicos 2" style:family="paragraph" style:parent-style-name="Estruturadetópicos1">
      <style:paragraph-properties fo:margin-top="0.1576in"/>
      <style:text-properties style:font-name-asian="Lohit Devanagari" style:font-name-complex="Lohit Devanagari" fo:font-size="30pt" style:font-size-asian="30pt" fo:hyphenate="false"/>
    </style:style>
    <style:style style:name="Estruturadetópicos3" style:display-name="Estrutura de tópicos 3" style:family="paragraph" style:parent-style-name="Estruturadetópicos2">
      <style:paragraph-properties fo:margin-top="0.118in"/>
      <style:text-properties fo:font-size="25pt" style:font-size-asian="25pt" fo:hyphenate="false"/>
    </style:style>
    <style:style style:name="Estruturadetópicos4" style:display-name="Estrutura de tópicos 4" style:family="paragraph" style:parent-style-name="Estruturadetópicos3">
      <style:paragraph-properties fo:margin-top="0.0784in"/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top="0.0395in"/>
      <style:text-properties fo:font-size="20pt" style:font-size-asian="20pt"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UmaPartedeConteúdoLTGliederung1" style:display-name="Uma Parte de Conteúdo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000000" fo:font-size="40pt" style:font-size-asian="40pt" fo:hyphenate="false"/>
    </style:style>
    <style:style style:name="UmaPartedeConteúdoLTGliederung2" style:display-name="Uma Parte de Conteúdo~LT~Gliederung 2" style:family="paragraph" style:parent-style-name="UmaPartedeConteúdoLTGliederung1">
      <style:paragraph-properties fo:margin-top="0.1576in"/>
      <style:text-properties style:font-name-asian="Lohit Devanagari" style:font-name-complex="Lohit Devanagari" fo:font-size="30pt" style:font-size-asian="30pt" fo:hyphenate="false"/>
    </style:style>
    <style:style style:name="UmaPartedeConteúdoLTGliederung3" style:display-name="Uma Parte de Conteúdo~LT~Gliederung 3" style:family="paragraph" style:parent-style-name="UmaPartedeConteúdoLTGliederung2">
      <style:paragraph-properties fo:margin-top="0.118in"/>
      <style:text-properties fo:font-size="25pt" style:font-size-asian="25pt" fo:hyphenate="false"/>
    </style:style>
    <style:style style:name="UmaPartedeConteúdoLTGliederung4" style:display-name="Uma Parte de Conteúdo~LT~Gliederung 4" style:family="paragraph" style:parent-style-name="UmaPartedeConteúdoLTGliederung3">
      <style:paragraph-properties fo:margin-top="0.0784in"/>
      <style:text-properties fo:hyphenate="false"/>
    </style:style>
    <style:style style:name="UmaPartedeConteúdoLTGliederung5" style:display-name="Uma Parte de Conteúdo~LT~Gliederung 5" style:family="paragraph" style:parent-style-name="UmaPartedeConteúdoLTGliederung4">
      <style:paragraph-properties fo:margin-top="0.0395in"/>
      <style:text-properties fo:font-size="20pt" style:font-size-asian="20pt" fo:hyphenate="false"/>
    </style:style>
    <style:style style:name="UmaPartedeConteúdoLTGliederung6" style:display-name="Uma Parte de Conteúdo~LT~Gliederung 6" style:family="paragraph" style:parent-style-name="UmaPartedeConteúdoLTGliederung5">
      <style:text-properties fo:hyphenate="false"/>
    </style:style>
    <style:style style:name="UmaPartedeConteúdoLTGliederung7" style:display-name="Uma Parte de Conteúdo~LT~Gliederung 7" style:family="paragraph" style:parent-style-name="UmaPartedeConteúdoLTGliederung6">
      <style:text-properties fo:hyphenate="false"/>
    </style:style>
    <style:style style:name="UmaPartedeConteúdoLTGliederung8" style:display-name="Uma Parte de Conteúdo~LT~Gliederung 8" style:family="paragraph" style:parent-style-name="UmaPartedeConteúdoLTGliederung7">
      <style:text-properties fo:hyphenate="false"/>
    </style:style>
    <style:style style:name="UmaPartedeConteúdoLTGliederung9" style:display-name="Uma Parte de Conteúdo~LT~Gliederung 9" style:family="paragraph" style:parent-style-name="UmaPartedeConteúdoLTGliederung8">
      <style:text-properties fo:hyphenate="false"/>
    </style:style>
    <style:style style:name="UmaPartedeConteúdoLTTitel" style:display-name="Uma Parte de Conteúdo~LT~Titel" style:family="paragraph">
      <style:paragraph-properties style:line-height-at-least="0.1388in"/>
      <style:text-properties style:font-name="Lohit Devanagari" style:font-name-asian="DejaVu Sans" style:font-name-complex="Liberation Sans" fo:color="#000000" fo:font-size="21pt" style:font-size-asian="21pt" fo:hyphenate="false"/>
    </style:style>
    <style:style style:name="UmaPartedeConteúdoLTUntertitel" style:display-name="Uma Parte de Conteú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UmaPartedeConteúdoLTNotizen" style:display-name="Uma Parte de Conteú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UmaPartedeConteúdoLTHintergrundobjekte" style:display-name="Uma Parte de Conteúdo~LT~Hintergrundobjekte" style:family="paragraph">
      <style:text-properties style:font-name-asian="DejaVu Sans" style:font-name-complex="Liberation Sans" fo:hyphenate="false"/>
    </style:style>
    <style:style style:name="UmaPartedeConteúdoLTHintergrund" style:display-name="Uma Parte de Conteúdo~LT~Hintergrund" style:family="paragraph">
      <style:text-properties style:font-name-asian="DejaVu Sans" style:font-name-complex="Liberation Sans" fo:hyphenate="false"/>
    </style:style>
    <style:style style:name="Variable" style:display-name="Variable" style:family="text" style:parent-style-name="BulletSymbols">
      <style:text-properties style:font-name="OpenSymbol" style:font-name-asian="OpenSymbol" style:font-name-complex="OpenSymbol"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nato de Oliveira Paulino</dc:creator>
    <meta:creation-date>2021-08-13T07:21:00Z</meta:creation-date>
    <dc:date>2022-04-19T22:51:00Z</dc:date>
    <meta:template xlink:href="Normal.dotm" xlink:type="simple"/>
    <meta:editing-cycles>4</meta:editing-cycles>
    <meta:editing-duration>PT2220S</meta:editing-duration>
    <meta:document-statistic meta:page-count="2" meta:paragraph-count="9" meta:word-count="725" meta:character-count="4631" meta:row-count="32" meta:non-whitespace-character-count="3915"/>
  </office:meta>
</office:document-meta>
</file>